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05 – Methods and Algorithms</text:p>
      <text:p text:style-name="P2"/>
      <text:p text:style-name="P2">CalculatorPostfix.java class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valOp() function:</text:p>
          </table:table-cell>
          <table:table-cell table:style-name="Table1.B1" office:value-type="string">
            <text:p text:style-name="P4">Evaluate the functions that is specified by the programmer</text:p>
            <text:p text:style-name="P4">Supportable functions :</text:p>
            <text:p text:style-name="P4">"sin" , "cos", "tan", "cot", "exp", "log", "sqrt", "ceil", "floor" , "input", <text:s/>"var", <text:s/>"print" , “prints” .</text:p>
            <text:p text:style-name="P4"><text:s/>“loop”... </text:p>
            <text:p text:style-name="P4"/>
            <text:p text:style-name="P4">prints : prints the string or number without end of line character..</text:p>
            <text:p text:style-name="P4">print : prints the string or number with end of line character</text:p>
            <text:p text:style-name="P4"/>
            <text:p text:style-name="P4">And supported operators:</text:p>
            <text:p text:style-name="P4"><text:s/>"^" , "+" , "-" , "/ " , "*", "(" , ")", <text:s/>"=", “++”, “--”</text:p>
            <text:p text:style-name="P4"/>
            <text:p text:style-name="P4">“++” &amp;&amp; “--” operators works as prefix</text:p>
            <text:p text:style-name="P4"/>
            <text:p text:style-name="P4"><text:s text:c="2"/>If a different function is wanted to be evaluated , program throws an exception.</text:p>
            <text:p text:style-name="P4">( SyntaxErrorException ) Unsupportable function!</text:p>
          </table:table-cell>
        </table:table-row>
        <table:table-row>
          <table:table-cell table:style-name="Table1.A2" office:value-type="string">
            <text:p text:style-name="P5">public static boolean isNumeric(String str):</text:p>
          </table:table-cell>
          <table:table-cell table:style-name="Table1.B2" office:value-type="string">
            <text:p text:style-name="P4"><text:s text:c="2"/>The functtion checks the String is parseble to integer , if it is ,returns true, ow returns false</text:p>
          </table:table-cell>
        </table:table-row>
        <table:table-row>
          <table:table-cell table:style-name="Table1.A2" office:value-type="string">
            <text:p text:style-name="P6">public int searchVar( String target ):</text:p>
          </table:table-cell>
          <table:table-cell table:style-name="Table1.B2" office:value-type="string">
            <text:p text:style-name="P4"><text:s text:c="2"/>The function searchs the variable that is decleared befeore , if the variable was decleared before, function returns the index of the variable on LinkedList..</text:p>
          </table:table-cell>
        </table:table-row>
        <table:table-row>
          <table:table-cell table:style-name="Table1.A2" office:value-type="string">
            <text:p text:style-name="P5">private int isOperator(String op):</text:p>
          </table:table-cell>
          <table:table-cell table:style-name="Table1.B2" office:value-type="string">
            <text:p text:style-name="P4"><text:s text:c="2"/>The function checks the op string is a operator if it is a opeartor , return true, o.w returns false.</text:p>
          </table:table-cell>
        </table:table-row>
        <table:table-row>
          <table:table-cell table:style-name="Table1.A2" office:value-type="string">
            <text:p text:style-name="P5">private int isOperator(String op):</text:p>
          </table:table-cell>
          <table:table-cell table:style-name="Table1.B2" office:value-type="string">
            <text:p text:style-name="P4"><text:s text:c="2"/>Evaluates the expression, if the expression is an operator , uses the stack for evaluating the operator, if the expression is a variable or any number <text:s/>, holds them for evaluate...</text:p>
          </table:table-cell>
        </table:table-row>
      </table:table>
      <text:p text:style-name="P2"/>
      <text:p text:style-name="P2"/>
      <text:p text:style-name="P2"/>
      <text:p text:style-name="P2">ConverterInfixToPostfix() Class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ublic void reader():</text:p>
          </table:table-cell>
          <table:table-cell table:style-name="Table2.B1" office:value-type="string">
            <text:p text:style-name="P4"><text:s text:c="2"/>The function reads the file that is spesified by the user, and gets the lines indivijually and sends the line ( line is not comment and empty ) and process them to evaluate</text:p>
          </table:table-cell>
        </table:table-row>
        <table:table-row>
          <table:table-cell table:style-name="Table2.A2" office:value-type="string">
            <text:p text:style-name="P4">public String convert(String infix):</text:p>
          </table:table-cell>
          <table:table-cell table:style-name="Table2.B2" office:value-type="string">
            <text:p text:style-name="P4"><text:s text:c="2"/>Converts the line in from infix to postfix notation <text:soft-page-break/>for process the equations acc. to presedence.</text:p>
          </table:table-cell>
        </table:table-row>
        <table:table-row>
          <table:table-cell table:style-name="Table2.A2" office:value-type="string">
            <text:p text:style-name="P4">private void processOperator(String op):</text:p>
          </table:table-cell>
          <table:table-cell table:style-name="Table2.B2" office:value-type="string">
            <text:p text:style-name="P4"><text:s text:c="2"/>Processes the operator according to its presedence and calculates the result of the equation.</text:p>
          </table:table-cell>
        </table:table-row>
        <table:table-row>
          <table:table-cell table:style-name="Table2.A2" office:value-type="string">
            <text:p text:style-name="P4">private int isOperator(String op):</text:p>
          </table:table-cell>
          <table:table-cell table:style-name="Table2.B2" office:value-type="string">
            <text:p text:style-name="P4"><text:s text:c="2"/>Checks the op ( String ) is operator , if it is operator , returns the index of PRESEDENCE. </text:p>
          </table:table-cell>
        </table:table-row>
        <table:table-row>
          <table:table-cell table:style-name="Table2.A2" office:value-type="string">
            <text:p text:style-name="P4">private int isOperator(String op): </text:p>
          </table:table-cell>
          <table:table-cell table:style-name="Table2.B2" office:value-type="string">
            <text:p text:style-name="P4"><text:s text:c="2"/>Returns the presedence of the operator.</text:p>
          </table:table-cell>
        </table:table-row>
        <table:table-row>
          <table:table-cell table:style-name="Table2.A2" office:value-type="string">
            <text:p text:style-name="P4">public static class SyntaxErrorException();</text:p>
          </table:table-cell>
          <table:table-cell table:style-name="Table2.B2" office:value-type="string">
            <text:p text:style-name="P4"><text:s text:c="3"/>My Exception class for handling the exception and warns the user with compile errors </text:p>
            <text:p text:style-name="P4">Nested class </text:p>
          </table:table-cell>
        </table:table-row>
        <table:table-row>
          <table:table-cell table:style-name="Table2.A2" office:value-type="string">
            <text:p text:style-name="P4">public boolean isBin( String op ):</text:p>
          </table:table-cell>
          <table:table-cell table:style-name="Table2.B2" office:value-type="string">
            <text:p text:style-name="P4"><text:s text:c="2"/>Checks the opearetor is binary operator , if it is true , returns true, o.w returns false.</text:p>
          </table:table-cell>
        </table:table-row>
        <table:table-row>
          <table:table-cell table:style-name="Table2.A2" office:value-type="string">
            <text:p text:style-name="P4">public static class ParenChecker()</text:p>
          </table:table-cell>
          <table:table-cell table:style-name="Table2.B2" office:value-type="string">
            <text:p text:style-name="P4"><text:s text:c="2"/>Checks the line that includes the operations <text:s/>if it includes valid parenthesis , returns true, else false.</text:p>
          </table:table-cell>
        </table:table-row>
      </table:table>
      <text:p text:style-name="P2"/>
      <text:p text:style-name="P2"/>
      <text:p text:style-name="P2"/>
      <text:p text:style-name="P2">Variable() Class:</text:p>
      <text:p text:style-name="P2"/>
      <text:p text:style-name="P3"><text:s text:c="2"/>The variable class is used for holded the variables in .git files and processes them according to operations ( print , var, loop, input and other mathematical operators that are spesific etc. 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4-04-03T19:32:44</meta:creation-date>
    <dc:date>2014-04-27T23:27:08</dc:date>
    <dc:creator>R@m@z@n </dc:creator>
    <meta:editing-duration>PT3H47M14S</meta:editing-duration>
    <meta:editing-cycles>33</meta:editing-cycles>
    <meta:generator>LibreOffice/3.5$Linux_x86 LibreOffice_project/350m1$Build-2</meta:generator>
    <meta:document-statistic meta:table-count="2" meta:image-count="0" meta:object-count="0" meta:page-count="2" meta:paragraph-count="42" meta:word-count="431" meta:character-count="2676" meta:non-whitespace-character-count="2247"/>
  </office:meta>
</office:document-meta>
</file>